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70000003BDA520367.png" manifest:media-type=""/>
  <manifest:file-entry manifest:full-path="Pictures/10000201000000470000003B7A2E4E62.png" manifest:media-type=""/>
  <manifest:file-entry manifest:full-path="Pictures/10000201000000470000003BED4460AE.png" manifest:media-type=""/>
  <manifest:file-entry manifest:full-path="Pictures/10000201000000470000003B203E2C7D.png" manifest:media-type=""/>
  <manifest:file-entry manifest:full-path="Pictures/100000000000039F0000010B5651B9FC.jpg" manifest:media-type=""/>
  <manifest:file-entry manifest:full-path="Pictures/10000201000000470000003B6666A890.png" manifest:media-type=""/>
  <manifest:file-entry manifest:full-path="Pictures/100002010000021300000095AD132C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, sans-serif"/>
    <style:font-face style:name="Calibri" svg:font-family="Calibri, sans-serif"/>
    <style:font-face style:name="Mangal1" svg:font-family="Mangal"/>
    <style:font-face style:name="Arial3" svg:font-family="Arial" style:font-adornments="Regular" style:font-family-generic="swiss"/>
    <style:font-face style:name="Tuffy" svg:font-family="Tuffy, Tuff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 style:master-page-name="_5f_ELP_5f_1stPage">
      <style:table-properties style:width="18cm" fo:margin-left="0cm" fo:margin-top="0cm" fo:margin-bottom="0cm" style:page-number="auto" table:align="left" fo:keep-with-next="auto" style:may-break-between-rows="false" table:border-model="separating"/>
    </style:style>
    <style:style style:name="Table5.A" style:family="table-column">
      <style:table-column-properties style:column-width="8.98cm"/>
    </style:style>
    <style:style style:name="Table5.B" style:family="table-column">
      <style:table-column-properties style:column-width="9.021cm"/>
    </style:style>
    <style:style style:name="Table5.1" style:family="table-row">
      <style:table-row-properties style:min-row-height="1.3cm" fo:keep-together="always"/>
    </style:style>
    <style:style style:name="Table5.A1" style:family="table-cell">
      <style:table-cell-properties style:vertical-align="bottom" fo:background-color="transparent" fo:padding="0cm" fo:border="none" style:writing-mode="lr-tb">
        <style:background-image/>
      </style:table-cell-properties>
    </style:style>
    <style:style style:name="Table5.2" style:family="table-row">
      <style:table-row-properties style:row-height="0.499cm" fo:keep-together="always"/>
    </style:style>
    <style:style style:name="Table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3" style:family="table-row">
      <style:table-row-properties style:row-height="0.199cm" fo:keep-together="always"/>
    </style:style>
    <style:style style:name="Table5.A3" style:family="table-cell">
      <style:table-cell-properties style:vertical-align="bottom" fo:background-color="transparent" fo:padding="0.049cm" fo:border-left="none" fo:border-right="none" fo:border-top="1pt solid #1093cb" fo:border-bottom="none">
        <style:background-image/>
      </style:table-cell-properties>
    </style:style>
    <style:style style:name="Table5.4" style:family="table-row">
      <style:table-row-properties style:row-height="0.75cm" fo:keep-together="always"/>
    </style:style>
    <style:style style:name="Table5.A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B4" style:family="table-cell">
      <style:table-cell-properties style:vertical-align="middle" fo:background-color="transparent" fo:padding="0cm" fo:border-left="1pt solid #1093cb" fo:border-right="none" fo:border-top="none" fo:border-bottom="none">
        <style:background-image/>
      </style:table-cell-properties>
    </style:style>
    <style:style style:name="Table5.5" style:family="table-row">
      <style:table-row-properties style:min-row-height="1.002cm" fo:keep-together="always"/>
    </style:style>
    <style:style style:name="Table5.A5" style:family="table-cell">
      <style:table-cell-properties style:vertical-align="" fo:background-color="transparent" fo:padding-left="0.06cm" fo:padding-right="0.06cm" fo:padding-top="0cm" fo:padding-bottom="0cm" fo:border="none">
        <style:background-image/>
      </style:table-cell-properties>
    </style:style>
    <style:style style:name="Table5.B5" style:family="table-cell">
      <style:table-cell-properties style:vertical-align="" fo:background-color="transparent" fo:padding-left="0.06cm" fo:padding-right="0.06cm" fo:padding-top="0cm" fo:padding-bottom="0cm" fo:border-left="1pt solid #1093cb" fo:border-right="none" fo:border-top="none" fo:border-bottom="none">
        <style:background-image/>
      </style:table-cell-properties>
    </style:style>
    <style:style style:name="Table5.6" style:family="table-row">
      <style:table-row-properties style:row-height="0.3cm" fo:keep-together="always"/>
    </style:style>
    <style:style style:name="Table5.A6" style:family="table-cell">
      <style:table-cell-properties fo:background-color="transparent" fo:padding="0cm" fo:border="none">
        <style:background-image/>
      </style:table-cell-properties>
    </style:style>
    <style:style style:name="Table5.B6" style:family="table-cell">
      <style:table-cell-properties fo:background-color="transparent" fo:padding="0cm" fo:border-left="1pt solid #1093cb" fo:border-right="none" fo:border-top="none" fo:border-bottom="none">
        <style:background-image/>
      </style:table-cell-properties>
    </style:style>
    <style:style style:name="Table5.A7" style:family="table-cell">
      <style:table-cell-properties fo:background-color="transparent" fo:padding="0.049cm" fo:border-left="none" fo:border-right="none" fo:border-top="none" fo:border-bottom="1pt solid #1093cb">
        <style:background-image/>
      </style:table-cell-properties>
    </style:style>
    <style:style style:name="Table1" style:family="table">
      <style:table-properties style:width="18cm" fo:margin-left="0cm" fo:margin-top="0cm" fo:margin-bottom="0cm" table:align="left" fo:keep-with-next="auto" style:may-break-between-rows="true" table:border-model="collapsing"/>
    </style:style>
    <style:style style:name="Table1.A" style:family="table-column">
      <style:table-column-properties style:column-width="3.591cm"/>
    </style:style>
    <style:style style:name="Table1.B" style:family="table-column">
      <style:table-column-properties style:column-width="2.798cm"/>
    </style:style>
    <style:style style:name="Table1.C" style:family="table-column">
      <style:table-column-properties style:column-width="0.799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1.997cm"/>
    </style:style>
    <style:style style:name="Table1.F" style:family="table-column">
      <style:table-column-properties style:column-width="1.602cm"/>
    </style:style>
    <style:style style:name="Table1.G" style:family="table-column">
      <style:table-column-properties style:column-width="1.399cm"/>
    </style:style>
    <style:style style:name="Table1.H" style:family="table-column">
      <style:table-column-properties style:column-width="2.217cm"/>
    </style:style>
    <style:style style:name="Table1.1" style:family="table-row">
      <style:table-row-properties style:min-row-height="0.9cm" fo:keep-together="always"/>
    </style:style>
    <style:style style:name="Table1.A1" style:family="table-cell">
      <style:table-cell-properties style:vertical-align="middle" fo:background-color="#f3f3f4" fo:padding-left="0.3cm" fo:padding-right="0.3cm" fo:padding-top="0.199cm" fo:padding-bottom="0.199cm" fo:border="1pt solid #bcbdc0">
        <style:background-image/>
      </style:table-cell-properties>
    </style:style>
    <style:style style:name="Table1.2" style:family="table-row">
      <style:table-row-properties style:row-height="0.85cm" fo:keep-together="always"/>
    </style:style>
    <style:style style:name="Table1.A2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3" style:family="table-row">
      <style:table-row-properties style:min-row-height="0.75cm" fo:keep-together="always"/>
    </style:style>
    <style:style style:name="Table1.A3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D3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G3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4" style:family="table-row">
      <style:table-row-properties style:min-row-height="0.501cm" fo:keep-together="always"/>
    </style:style>
    <style:style style:name="Table1.A4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B4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D4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E4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G4" style:family="table-cell">
      <style:table-cell-properties style:vertical-align="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A5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B5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D5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E5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G5" style:family="table-cell">
      <style:table-cell-properties style:vertical-align="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A6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7" style:family="table-row">
      <style:table-row-properties style:min-row-height="0.801cm" fo:keep-together="always"/>
    </style:style>
    <style:style style:name="Table1.A7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C7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F7" style:family="table-cell">
      <style:table-cell-properties style:vertical-align="" fo:padding-left="0.3cm" fo:padding-right="0.3cm" fo:padding-top="0.199cm" fo:padding-bottom="0.199cm" fo:border-left="1pt solid #bcbdc0" fo:border-right="none" fo:border-top="none" fo:border-bottom="1pt solid #bcbdc0"/>
    </style:style>
    <style:style style:name="Table1.H7" style:family="table-cell">
      <style:table-cell-properties style:vertical-align="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8" style:family="table-row">
      <style:table-row-properties style:min-row-height="0.6cm" fo:keep-together="always"/>
    </style:style>
    <style:style style:name="Table1.A8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C8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F8" style:family="table-cell">
      <style:table-cell-properties style:vertical-align="middle" fo:padding-left="0.3cm" fo:padding-right="0.3cm" fo:padding-top="0.199cm" fo:padding-bottom="0.199cm" fo:border-left="1pt solid #bcbdc0" fo:border-right="none" fo:border-top="none" fo:border-bottom="1pt solid #bcbdc0"/>
    </style:style>
    <style:style style:name="Table1.H8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A9" style:family="table-cell">
      <style:table-cell-properties style:vertical-align="middle" fo:padding-left="0.3cm" fo:padding-right="0.3cm" fo:padding-top="0.199cm" fo:padding-bottom="0.199cm" fo:border-left="1pt solid #bcbdc0" fo:border-right="1pt solid #bcbdc0" fo:border-top="none" fo:border-bottom="1pt solid #bcbdc0"/>
    </style:style>
    <style:style style:name="Table1.10" style:family="table-row">
      <style:table-row-properties style:row-height="0.801cm" fo:keep-together="always"/>
    </style:style>
    <style:style style:name="Table1.A10" style:family="table-cell">
      <style:table-cell-properties style:vertical-align="middle" fo:background-color="transparent" fo:padding-left="0.3cm" fo:padding-right="0.3cm" fo:padding-top="0.199cm" fo:padding-bottom="0.199cm" fo:border-left="1pt solid #bcbdc0" fo:border-right="none" fo:border-top="none" fo:border-bottom="1pt solid #bcbdc0">
        <style:background-image/>
      </style:table-cell-properties>
    </style:style>
    <style:style style:name="Table1.F10" style:family="table-cell">
      <style:table-cell-properties style:vertical-align="middle" fo:background-color="transparent" fo:padding-left="0.3cm" fo:padding-right="0.3cm" fo:padding-top="0.199cm" fo:padding-bottom="0.199cm" fo:border-left="1pt solid #bcbdc0" fo:border-right="1pt solid #bcbdc0" fo:border-top="none" fo:border-bottom="1pt solid #bcbdc0">
        <style:background-image/>
      </style:table-cell-properties>
    </style:style>
    <style:style style:name="Table1.11" style:family="table-row">
      <style:table-row-properties style:min-row-height="0.011cm" fo:keep-together="always"/>
    </style:style>
    <style:style style:name="Table8" style:family="table" style:master-page-name="_5f_ELP_5f_Self-assesment_5f_grid_5f_Page">
      <style:table-properties style:width="26.712cm" fo:margin-left="0cm" style:page-number="auto" fo:break-before="auto" fo:break-after="auto" table:align="left" fo:keep-with-next="always" style:may-break-between-rows="false"/>
    </style:style>
    <style:style style:name="Table8.A" style:family="table-column">
      <style:table-column-properties style:column-width="0.665cm"/>
    </style:style>
    <style:style style:name="Table8.B" style:family="table-column">
      <style:table-column-properties style:column-width="2.037cm"/>
    </style:style>
    <style:style style:name="Table8.C" style:family="table-column">
      <style:table-column-properties style:column-width="4.001cm"/>
    </style:style>
    <style:style style:name="Table8.D" style:family="table-column">
      <style:table-column-properties style:column-width="3.829cm"/>
    </style:style>
    <style:style style:name="Table8.E" style:family="table-column">
      <style:table-column-properties style:column-width="4.175cm"/>
    </style:style>
    <style:style style:name="Table8.F" style:family="table-column">
      <style:table-column-properties style:column-width="4.002cm"/>
    </style:style>
    <style:style style:name="Table8.G" style:family="table-column">
      <style:table-column-properties style:column-width="3.935cm"/>
    </style:style>
    <style:style style:name="Table8.H" style:family="table-column">
      <style:table-column-properties style:column-width="4.068cm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71cm" fo:border-left="1pt solid #bcbdc0" fo:border-right="none" fo:border-top="1pt solid #bcbdc0" fo:border-bottom="1pt solid #bcbdc0"/>
    </style:style>
    <style:style style:name="Table8.H1" style:family="table-cell">
      <style:table-cell-properties fo:padding="0.071cm" fo:border="1pt solid #bcbdc0"/>
    </style:style>
    <style:style style:name="Table8.A2" style:family="table-cell">
      <style:table-cell-properties style:vertical-align="middle" fo:padding="0.071cm" fo:border-left="1pt solid #bcbdc0" fo:border-right="none" fo:border-top="none" fo:border-bottom="1pt solid #bcbdc0"/>
    </style:style>
    <style:style style:name="Table8.B2" style:family="table-cell">
      <style:table-cell-properties style:vertical-align="middle" fo:padding="0.071cm" fo:border-left="1pt solid #bcbdc0" fo:border-right="none" fo:border-top="1pt solid #bcbdc0" fo:border-bottom="1pt solid #bcbdc0"/>
    </style:style>
    <style:style style:name="Table8.C2" style:family="table-cell">
      <style:table-cell-properties fo:padding="0.15cm" fo:border-left="1pt solid #bcbdc0" fo:border-right="none" fo:border-top="1pt solid #bcbdc0" fo:border-bottom="1pt solid #bcbdc0"/>
    </style:style>
    <style:style style:name="Table8.D2" style:family="table-cell">
      <style:table-cell-properties fo:padding="0.15cm" fo:border-left="1pt solid #bcbdc0" fo:border-right="none" fo:border-top="1pt solid #bcbdc0" fo:border-bottom="1pt solid #bcbdc0"/>
    </style:style>
    <style:style style:name="Table8.E2" style:family="table-cell">
      <style:table-cell-properties fo:padding="0.15cm" fo:border-left="1pt solid #bcbdc0" fo:border-right="none" fo:border-top="1pt solid #bcbdc0" fo:border-bottom="1pt solid #bcbdc0"/>
    </style:style>
    <style:style style:name="Table8.F2" style:family="table-cell">
      <style:table-cell-properties fo:padding="0.15cm" fo:border-left="1pt solid #bcbdc0" fo:border-right="none" fo:border-top="1pt solid #bcbdc0" fo:border-bottom="1pt solid #bcbdc0"/>
    </style:style>
    <style:style style:name="Table8.G2" style:family="table-cell">
      <style:table-cell-properties fo:padding="0.15cm" fo:border-left="1pt solid #bcbdc0" fo:border-right="none" fo:border-top="1pt solid #bcbdc0" fo:border-bottom="1pt solid #bcbdc0"/>
    </style:style>
    <style:style style:name="Table8.H2" style:family="table-cell">
      <style:table-cell-properties fo:padding="0.15cm" fo:border="1pt solid #bcbdc0"/>
    </style:style>
    <style:style style:name="Table8.C3" style:family="table-cell">
      <style:table-cell-properties fo:padding="0.15cm" fo:border-left="1pt solid #bcbdc0" fo:border-right="none" fo:border-top="none" fo:border-bottom="1pt solid #bcbdc0"/>
    </style:style>
    <style:style style:name="Table8.D3" style:family="table-cell">
      <style:table-cell-properties fo:padding="0.15cm" fo:border-left="1pt solid #bcbdc0" fo:border-right="none" fo:border-top="none" fo:border-bottom="1pt solid #bcbdc0"/>
    </style:style>
    <style:style style:name="Table8.E3" style:family="table-cell">
      <style:table-cell-properties fo:padding="0.15cm" fo:border-left="1pt solid #bcbdc0" fo:border-right="none" fo:border-top="none" fo:border-bottom="1pt solid #bcbdc0"/>
    </style:style>
    <style:style style:name="Table8.F3" style:family="table-cell">
      <style:table-cell-properties fo:padding="0.15cm" fo:border-left="1pt solid #bcbdc0" fo:border-right="none" fo:border-top="none" fo:border-bottom="1pt solid #bcbdc0"/>
    </style:style>
    <style:style style:name="Table8.G3" style:family="table-cell">
      <style:table-cell-properties fo:padding="0.15cm" fo:border-left="1pt solid #bcbdc0" fo:border-right="none" fo:border-top="none" fo:border-bottom="1pt solid #bcbdc0"/>
    </style:style>
    <style:style style:name="Table8.H3" style:family="table-cell">
      <style:table-cell-properties fo:padding="0.15cm" fo:border-left="1pt solid #bcbdc0" fo:border-right="1pt solid #bcbdc0" fo:border-top="none" fo:border-bottom="1pt solid #bcbdc0"/>
    </style:style>
    <style:style style:name="Table8.C4" style:family="table-cell">
      <style:table-cell-properties fo:padding="0.15cm" fo:border-left="1pt solid #bcbdc0" fo:border-right="none" fo:border-top="none" fo:border-bottom="1pt solid #bcbdc0"/>
    </style:style>
    <style:style style:name="Table8.D4" style:family="table-cell">
      <style:table-cell-properties fo:padding="0.15cm" fo:border-left="1pt solid #bcbdc0" fo:border-right="none" fo:border-top="none" fo:border-bottom="1pt solid #bcbdc0"/>
    </style:style>
    <style:style style:name="Table8.E4" style:family="table-cell">
      <style:table-cell-properties fo:padding="0.15cm" fo:border-left="1pt solid #bcbdc0" fo:border-right="none" fo:border-top="none" fo:border-bottom="1pt solid #bcbdc0"/>
    </style:style>
    <style:style style:name="Table8.F4" style:family="table-cell">
      <style:table-cell-properties fo:padding="0.15cm" fo:border-left="1pt solid #bcbdc0" fo:border-right="none" fo:border-top="none" fo:border-bottom="1pt solid #bcbdc0"/>
    </style:style>
    <style:style style:name="Table8.G4" style:family="table-cell">
      <style:table-cell-properties fo:padding="0.15cm" fo:border-left="1pt solid #bcbdc0" fo:border-right="none" fo:border-top="none" fo:border-bottom="1pt solid #bcbdc0"/>
    </style:style>
    <style:style style:name="Table8.H4" style:family="table-cell">
      <style:table-cell-properties fo:padding="0.15cm" fo:border-left="1pt solid #bcbdc0" fo:border-right="1pt solid #bcbdc0" fo:border-top="none" fo:border-bottom="1pt solid #bcbdc0"/>
    </style:style>
    <style:style style:name="Table8.C5" style:family="table-cell">
      <style:table-cell-properties fo:padding="0.15cm" fo:border-left="1pt solid #bcbdc0" fo:border-right="none" fo:border-top="none" fo:border-bottom="1pt solid #bcbdc0"/>
    </style:style>
    <style:style style:name="Table8.D5" style:family="table-cell">
      <style:table-cell-properties fo:padding="0.15cm" fo:border-left="1pt solid #bcbdc0" fo:border-right="none" fo:border-top="none" fo:border-bottom="1pt solid #bcbdc0"/>
    </style:style>
    <style:style style:name="Table8.E5" style:family="table-cell">
      <style:table-cell-properties fo:padding="0.15cm" fo:border-left="1pt solid #bcbdc0" fo:border-right="none" fo:border-top="none" fo:border-bottom="1pt solid #bcbdc0"/>
    </style:style>
    <style:style style:name="Table8.F5" style:family="table-cell">
      <style:table-cell-properties fo:padding="0.15cm" fo:border-left="1pt solid #bcbdc0" fo:border-right="none" fo:border-top="none" fo:border-bottom="1pt solid #bcbdc0"/>
    </style:style>
    <style:style style:name="Table8.G5" style:family="table-cell">
      <style:table-cell-properties fo:padding="0.15cm" fo:border-left="1pt solid #bcbdc0" fo:border-right="none" fo:border-top="none" fo:border-bottom="1pt solid #bcbdc0"/>
    </style:style>
    <style:style style:name="Table8.H5" style:family="table-cell">
      <style:table-cell-properties fo:padding="0.15cm" fo:border-left="1pt solid #bcbdc0" fo:border-right="1pt solid #bcbdc0" fo:border-top="none" fo:border-bottom="1pt solid #bcbdc0"/>
    </style:style>
    <style:style style:name="Table8.C6" style:family="table-cell">
      <style:table-cell-properties fo:padding="0.15cm" fo:border-left="1pt solid #bcbdc0" fo:border-right="none" fo:border-top="none" fo:border-bottom="1pt solid #bcbdc0"/>
    </style:style>
    <style:style style:name="Table8.D6" style:family="table-cell">
      <style:table-cell-properties fo:padding="0.15cm" fo:border-left="1pt solid #bcbdc0" fo:border-right="none" fo:border-top="none" fo:border-bottom="1pt solid #bcbdc0"/>
    </style:style>
    <style:style style:name="Table8.E6" style:family="table-cell">
      <style:table-cell-properties fo:padding="0.15cm" fo:border-left="1pt solid #bcbdc0" fo:border-right="none" fo:border-top="none" fo:border-bottom="1pt solid #bcbdc0"/>
    </style:style>
    <style:style style:name="Table8.F6" style:family="table-cell">
      <style:table-cell-properties fo:padding="0.15cm" fo:border-left="1pt solid #bcbdc0" fo:border-right="none" fo:border-top="none" fo:border-bottom="1pt solid #bcbdc0"/>
    </style:style>
    <style:style style:name="Table8.G6" style:family="table-cell">
      <style:table-cell-properties fo:padding="0.15cm" fo:border-left="1pt solid #bcbdc0" fo:border-right="none" fo:border-top="none" fo:border-bottom="1pt solid #bcbdc0"/>
    </style:style>
    <style:style style:name="Table8.H6" style:family="table-cell">
      <style:table-cell-properties fo:padding="0.15cm" fo:border-left="1pt solid #bcbdc0" fo:border-right="1pt solid #bcbdc0" fo:border-top="none" fo:border-bottom="1pt solid #bcbdc0"/>
    </style:style>
    <style:style style:name="P1" style:family="paragraph" style:parent-style-name="_5f_ELP_5f_Common_5f_footer_5f_text">
      <style:paragraph-properties fo:margin-left="0cm" fo:margin-right="0cm" fo:text-indent="0cm" style:auto-text-indent="false"/>
    </style:style>
    <style:style style:name="P2" style:family="paragraph" style:parent-style-name="_5f_ELP_5f_Common_5f_footer_5f_text">
      <style:paragraph-properties fo:margin-left="0cm" fo:margin-right="0cm" fo:text-indent="0cm" style:auto-text-indent="false"/>
      <style:text-properties officeooo:paragraph-rsid="001cd995"/>
    </style:style>
    <style:style style:name="P3" style:family="paragraph" style:parent-style-name="_5f_ELP_5f_Common_5f_footer_5f_copyright">
      <style:paragraph-properties fo:margin-top="0cm" fo:margin-bottom="0cm" style:contextual-spacing="false"/>
    </style:style>
    <style:style style:name="P4" style:family="paragraph" style:parent-style-name="_5f_ELP_5f_Common_5f_Pages_5f_page_5f_number">
      <style:paragraph-properties fo:margin-top="0cm" fo:margin-bottom="0cm" style:contextual-spacing="false"/>
    </style:style>
    <style:style style:name="P5" style:family="paragraph" style:parent-style-name="_5f_ELP_5f_Common_5f_Pages_5f_Header">
      <style:paragraph-properties fo:margin-top="0cm" fo:margin-bottom="0cm" style:contextual-spacing="false"/>
      <style:text-properties style:font-name="Arial1" fo:font-size="14pt" style:font-size-asian="10.5pt"/>
    </style:style>
    <style:style style:name="P6" style:family="paragraph" style:parent-style-name="_5f_ELP_5f_Self-assesment_5f_grid_5f_footer">
      <style:paragraph-properties fo:margin-top="0cm" fo:margin-bottom="0cm" style:contextual-spacing="false"/>
    </style:style>
    <style:style style:name="P7" style:family="paragraph" style:parent-style-name="_5f_ELP_5f_Self-assesment_5f_page_5f_number">
      <style:paragraph-properties fo:margin-top="0cm" fo:margin-bottom="0cm" style:contextual-spacing="false"/>
    </style:style>
    <style:style style:name="P8" style:family="paragraph" style:parent-style-name="_5f_ELP_5f_Grid_5f_icon_5f_label">
      <style:paragraph-properties fo:margin-top="0cm" fo:margin-bottom="0cm" style:contextual-spacing="false"/>
    </style:style>
    <style:style style:name="P9" style:family="paragraph" style:parent-style-name="_5f_ELP_5f_Summary_5f_Languages">
      <style:paragraph-properties fo:margin-top="0cm" fo:margin-bottom="0cm" style:contextual-spacing="false"/>
    </style:style>
    <style:style style:name="P10" style:family="paragraph" style:parent-style-name="_5f_ELP_5f_Self-assesment_5f_grid_5f_Title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_5f_ELP_5f_content_5f_left_5f_aligned">
      <style:paragraph-properties fo:margin-left="0cm" fo:margin-right="0.012cm" fo:text-indent="0cm" style:auto-text-indent="false"/>
      <style:text-properties fo:color="#363534" style:font-name="Arial1" fo:font-size="8pt" fo:letter-spacing="-0.011cm"/>
    </style:style>
    <style:style style:name="P13" style:family="paragraph" style:parent-style-name="_5f_ELP_5f_content_5f_left_5f_aligned">
      <style:paragraph-properties fo:margin-left="0cm" fo:margin-right="0.012cm" fo:line-height="100%" fo:text-align="center" style:justify-single-word="false" fo:text-indent="0cm" style:auto-text-indent="false" style:snap-to-layout-grid="false"/>
      <style:text-properties fo:color="#363534" style:font-name="Arial1" fo:font-size="8pt" fo:letter-spacing="-0.011cm"/>
    </style:style>
    <style:style style:name="P14" style:family="paragraph" style:parent-style-name="_5f_ELP_5f_content_5f_left_5f_aligned">
      <style:paragraph-properties fo:margin-left="0cm" fo:margin-right="0.012cm" fo:text-indent="0cm" style:auto-text-indent="false"/>
      <style:text-properties officeooo:paragraph-rsid="001cd995"/>
    </style:style>
    <style:style style:name="P15" style:family="paragraph" style:parent-style-name="_5f_ELP_5f_titles_5f_center_5f_aligned">
      <style:paragraph-properties fo:text-align="center" style:justify-single-word="false" style:shadow="none" text:number-lines="false" text:line-number="0" style:punctuation-wrap="hanging" style:vertical-align="baseline" style:snap-to-layout-grid="false"/>
      <style:text-properties style:font-name="Arial1"/>
    </style:style>
    <style:style style:name="P16" style:family="paragraph" style:parent-style-name="_5f_ELP_5f_Experience">
      <style:paragraph-properties fo:text-align="start" style:justify-single-word="false" style:shadow="none" text:number-lines="false" text:line-number="0" style:punctuation-wrap="hanging" style:vertical-align="baseline" style:snap-to-layout-grid="false"/>
      <style:text-properties officeooo:paragraph-rsid="001cd995"/>
    </style:style>
    <style:style style:name="P17" style:family="paragraph" style:parent-style-name="_5f_ELP_5f_titles_5f_center_5f_aligned">
      <style:paragraph-properties fo:margin-left="-0.011cm" fo:margin-right="0.012cm" fo:text-indent="0cm" style:auto-text-indent="false"/>
    </style:style>
    <style:style style:name="P18" style:family="paragraph" style:parent-style-name="_5f_ELP_5f_titles_5f_left_5f_alinged">
      <style:paragraph-properties fo:margin-left="-0.011cm" fo:margin-right="0.012cm" fo:text-indent="0cm" style:auto-text-indent="false"/>
    </style:style>
    <style:style style:name="P19" style:family="paragraph" style:parent-style-name="_5f_ELP_5f_titles_5f_center_5f_aligned">
      <style:paragraph-properties fo:margin-left="0cm" fo:margin-right="-0.012cm" fo:text-indent="0cm" style:auto-text-indent="false"/>
    </style:style>
    <style:style style:name="P20" style:family="paragraph" style:parent-style-name="_5f_ELP_5f_level_5f_label">
      <style:paragraph-properties fo:margin-left="-0.123cm" fo:margin-right="-0.123cm" fo:margin-top="0cm" fo:margin-bottom="0cm" style:contextual-spacing="false" fo:text-align="center" style:justify-single-word="false" fo:text-indent="0cm" style:auto-text-indent="false" style:snap-to-layout-grid="false"/>
      <style:text-properties fo:color="#000000" style:font-name="Arial1" fo:font-size="8pt" fo:letter-spacing="-0.011cm"/>
    </style:style>
    <style:style style:name="P21" style:family="paragraph" style:parent-style-name="_5f_ELP_5f_level">
      <style:paragraph-properties fo:margin-left="-0.123cm" fo:margin-right="-0.123cm" fo:text-align="center" style:justify-single-word="false" fo:text-indent="0cm" style:auto-text-indent="false" style:snap-to-layout-grid="false"/>
      <style:text-properties style:font-name="Arial1"/>
    </style:style>
    <style:style style:name="P22" style:family="paragraph" style:parent-style-name="_5f_ELP_5f_titles_5f_left_5f_alinged">
      <style:paragraph-properties fo:margin-left="-0.012cm" fo:margin-right="0.011cm" fo:text-indent="0cm" style:auto-text-indent="false"/>
    </style:style>
    <style:style style:name="P23" style:family="paragraph" style:parent-style-name="_5f_ELP_5f_Table_5f_Titles">
      <style:paragraph-properties style:register-true="false"/>
    </style:style>
    <style:style style:name="P24" style:family="paragraph" style:parent-style-name="_5f_ELP_5f_Grid_5f_CEF">
      <style:paragraph-properties style:snap-to-layout-grid="false"/>
      <style:text-properties style:font-name="Arial1" style:font-size-asian="7pt" style:font-size-complex="7pt"/>
    </style:style>
    <style:style style:name="P25" style:family="paragraph" style:parent-style-name="_5f_ELP_5f_Summary_5f_Name">
      <style:text-properties officeooo:paragraph-rsid="001cd995"/>
    </style:style>
    <style:style style:name="T1" style:family="text">
      <style:text-properties officeooo:rsid="001cd995"/>
    </style:style>
    <style:style style:name="T2" style:family="text">
      <style:text-properties style:font-name="Calibri" fo:font-size="11pt"/>
    </style:style>
    <style:style style:name="T3" style:family="text">
      <style:text-properties fo:color="#3f3a38" style:font-name="Arial-BoldMT" fo:font-size="8pt" fo:letter-spacing="normal" fo:font-weight="normal" officeooo:rsid="001cd995" style:font-name-asian="Tuffy" style:font-size-asian="8pt" style:font-weight-asian="normal" style:font-name-complex="Tuffy" style:font-size-complex="8pt" style:font-weight-complex="normal"/>
    </style:style>
    <style:style style:name="T4" style:family="text">
      <style:text-properties fo:color="#363534" style:font-name="Arial1" fo:font-size="8pt" officeooo:rsid="001cd995" style:font-size-asian="10.5pt"/>
    </style:style>
    <style:style style:name="T5" style:family="text">
      <style:text-properties fo:color="#363534" style:font-name="Arial1" fo:font-size="8pt" fo:letter-spacing="normal" fo:font-weight="normal" officeooo:rsid="001cd995" style:font-name-asian="Tuffy" style:font-size-asian="10.5pt" style:font-weight-asian="normal" style:font-name-complex="Tuffy" style:font-size-complex="8pt" style:font-weight-complex="normal"/>
    </style:style>
    <style:style style:name="fr1" style:family="graphic" style:parent-style-name="Graphics">
      <style:graphic-properties style:wrap="parallel" style:number-wrapped-paragraphs="1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wrap="none"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01cm"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.3cm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cm" fo:margin-bottom="0.3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5"><text:span text:style-name="T1">Indicar el nombre(s) y apellido(s)</text:span> </text:p>
          </table:table-cell>
          <table:covered-table-cell/>
        </table:table-row>
        <table:table-row table:style-name="Table5.2">
          <table:table-cell table:style-name="Table5.A2" table:number-columns-spanned="2" office:value-type="string">
            <text:p text:style-name="Table_20_Contents"/>
          </table:table-cell>
          <table:covered-table-cell/>
        </table:table-row>
        <table:table-row table:style-name="Table5.3">
          <table:table-cell table:style-name="Table5.A3" table:number-columns-spanned="2" office:value-type="string">
            <text:p text:style-name="_5f_ELP_5f_titles_5f_center_5f_aligned"/>
          </table:table-cell>
          <table:covered-table-cell/>
        </table:table-row>
        <table:table-row table:style-name="Table5.4">
          <table:table-cell table:style-name="Table5.A4" office:value-type="string">
            <text:p text:style-name="_5f_ELP_5f_titles_5f_center_5f_aligned">Lengua materna </text:p>
          </table:table-cell>
          <table:table-cell table:style-name="Table5.B4" office:value-type="string">
            <text:p text:style-name="_5f_ELP_5f_titles_5f_center_5f_aligned">Otros idiomas</text:p>
          </table:table-cell>
        </table:table-row>
        <table:table-row table:style-name="Table5.5">
          <table:table-cell table:style-name="Table5.A5" office:value-type="string">
            <text:p text:style-name="P9">Indicar la/s lengua/s maternal/s</text:p>
          </table:table-cell>
          <table:table-cell table:style-name="Table5.B5" office:value-type="string">
            <text:p text:style-name="P9">Indicar otra(s) lengua(s)</text:p>
          </table:table-cell>
        </table:table-row>
        <table:table-row table:style-name="Table5.6">
          <table:table-cell table:style-name="Table5.A6" office:value-type="string">
            <text:p text:style-name="P11"/>
          </table:table-cell>
          <table:table-cell table:style-name="Table5.B6" office:value-type="string">
            <text:p text:style-name="P11"/>
          </table:table-cell>
        </table:table-row>
        <table:table-row table:style-name="Table5.3">
          <table:table-cell table:style-name="Table5.A7" table:number-columns-spanned="2" office:value-type="string">
            <text:p text:style-name="P11"/>
          </table:table-cell>
          <table:covered-table-cell/>
        </table:table-row>
      </table:table>
      <text:p text:style-name="_5f_ELP_5f_table_5f_above_5f_below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_5f_ELP_5f_Table_5f_Language">Indicar idio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9" table:number-columns-spanned="8" office:value-type="string">
            <text:p text:style-name="P23">Autoevaluación de la capacidad lingüísti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_5f_ELP_5f_titles_5f_center_5f_aligned">Comprender</text:p>
          </table:table-cell>
          <table:covered-table-cell/>
          <table:covered-table-cell/>
          <table:table-cell table:style-name="Table1.D3" table:number-columns-spanned="3" office:value-type="string">
            <text:p text:style-name="_5f_ELP_5f_titles_5f_center_5f_aligned">Hablar</text:p>
          </table:table-cell>
          <table:covered-table-cell/>
          <table:covered-table-cell/>
          <table:table-cell table:style-name="Table1.G3" table:number-columns-spanned="2" office:value-type="string">
            <text:p text:style-name="P15">Escribir</text:p>
          </table:table-cell>
          <table:covered-table-cell/>
        </table:table-row>
        <table:table-row table:style-name="Table1.4">
          <table:table-cell table:style-name="Table1.A5" office:value-type="string">
            <text:p text:style-name="_5f_ELP_5f_icon_5f_label"><draw:frame draw:style-name="fr3" draw:name="graphics2" text:anchor-type="as-char" svg:width="0.601cm" svg:height="0.499cm" draw:z-index="1"><draw:image xlink:href="Pictures/10000201000000470000003BED4460AE.png" xlink:type="simple" xlink:show="embed" xlink:actuate="onLoad"/></draw:frame> </text:p>
            <text:p text:style-name="_5f_ELP_5f_icon_5f_label">Comprensión auditiva</text:p>
          </table:table-cell>
          <table:table-cell table:style-name="Table1.B5" table:number-columns-spanned="2" office:value-type="string">
            <text:p text:style-name="_5f_ELP_5f_icon_5f_label"><draw:frame draw:style-name="fr3" draw:name="graphics3" text:anchor-type="as-char" svg:width="0.601cm" svg:height="0.499cm" draw:z-index="2"><draw:image xlink:href="Pictures/10000201000000470000003B203E2C7D.png" xlink:type="simple" xlink:show="embed" xlink:actuate="onLoad"/></draw:frame> </text:p>
            <text:p text:style-name="_5f_ELP_5f_icon_5f_label">Comprensión de lectura</text:p>
          </table:table-cell>
          <table:covered-table-cell/>
          <table:table-cell table:style-name="Table1.E5" office:value-type="string">
            <text:p text:style-name="_5f_ELP_5f_icon_5f_label"><draw:frame draw:style-name="fr3" draw:name="graphics5" text:anchor-type="as-char" svg:width="0.601cm" svg:height="0.499cm" draw:z-index="3"><draw:image xlink:href="Pictures/10000201000000470000003BDA520367.png" xlink:type="simple" xlink:show="embed" xlink:actuate="onLoad"/></draw:frame> </text:p>
            <text:p text:style-name="_5f_ELP_5f_icon_5f_label">Interacción oral</text:p>
          </table:table-cell>
          <table:table-cell table:style-name="Table1.E5" table:number-columns-spanned="2" office:value-type="string">
            <text:p text:style-name="_5f_ELP_5f_icon_5f_label"><draw:frame draw:style-name="fr3" draw:name="graphics6" text:anchor-type="as-char" svg:width="0.601cm" svg:height="0.499cm" draw:z-index="4"><draw:image xlink:href="Pictures/10000201000000470000003B7A2E4E62.png" xlink:type="simple" xlink:show="embed" xlink:actuate="onLoad"/></draw:frame> </text:p>
            <text:p text:style-name="_5f_ELP_5f_icon_5f_label">Expresión oral </text:p>
          </table:table-cell>
          <table:covered-table-cell/>
          <table:table-cell table:style-name="Table1.G5" table:number-columns-spanned="2" office:value-type="string">
            <text:p text:style-name="_5f_ELP_5f_icon_5f_label"><draw:frame draw:style-name="fr3" draw:name="graphics7" text:anchor-type="as-char" svg:width="0.601cm" svg:height="0.499cm" draw:z-index="5"><draw:image xlink:href="Pictures/10000201000000470000003B6666A890.png" xlink:type="simple" xlink:show="embed" xlink:actuate="onLoad"/></draw:frame> </text:p>
            <text:p text:style-name="_5f_ELP_5f_icon_5f_label">Escribir</text:p>
          </table:table-cell>
          <table:covered-table-cell/>
        </table:table-row>
        <table:table-row table:style-name="Table1.4">
          <table:table-cell table:style-name="Table1.A5" office:value-type="string">
            <text:p text:style-name="P21">Especificar el nivel (p.e. B1)</text:p>
            <text:p text:style-name="P20">Especificar el tipo de usuario (p.e. Usuario independiente)</text:p>
          </table:table-cell>
          <table:table-cell table:style-name="Table1.B5" table:number-columns-spanned="2" office:value-type="string">
            <text:p text:style-name="P21">Especificar el nivel (p.e. B1)</text:p>
            <text:p text:style-name="P20">Especificar el tipo de usuario (p.e. Usuario independiente) </text:p>
          </table:table-cell>
          <table:covered-table-cell/>
          <table:table-cell table:style-name="Table1.E5" office:value-type="string">
            <text:p text:style-name="P21">Especificar el nivel (p.e. B1)</text:p>
            <text:p text:style-name="P20">Especificar el tipo de usuario (p.e. Usuario independiente) </text:p>
          </table:table-cell>
          <table:table-cell table:style-name="Table1.E5" table:number-columns-spanned="2" office:value-type="string">
            <text:p text:style-name="P21">Especificar el nivel (p.e. B1)</text:p>
            <text:p text:style-name="P20">Especificar el tipo de usuario (p.e. Usuario independiente) </text:p>
          </table:table-cell>
          <table:covered-table-cell/>
          <table:table-cell table:style-name="Table1.G5" table:number-columns-spanned="2" office:value-type="string">
            <text:p text:style-name="P21">Especificar el nivel (p.e. B1)</text:p>
            <text:p text:style-name="P20">Especificar el tipo de usuario (p.e. Usuario independiente) </text:p>
          </table:table-cell>
          <table:covered-table-cell/>
        </table:table-row>
        <table:table-row table:style-name="Table1.2">
          <table:table-cell table:style-name="Table1.A9" table:number-columns-spanned="8" office:value-type="string">
            <text:p text:style-name="P23">Títulos o Cert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8">Título</text:p>
          </table:table-cell>
          <table:covered-table-cell/>
          <table:table-cell table:style-name="Table1.C7" table:number-columns-spanned="3" office:value-type="string">
            <text:p text:style-name="P18">Organismo expedidor</text:p>
          </table:table-cell>
          <table:covered-table-cell/>
          <table:covered-table-cell/>
          <table:table-cell table:style-name="Table1.F7" table:number-columns-spanned="2" office:value-type="string">
            <text:p text:style-name="P17"><text:s/>Fecha</text:p>
          </table:table-cell>
          <table:covered-table-cell/>
          <table:table-cell table:style-name="Table1.H7" office:value-type="string">
            <text:p text:style-name="P17">Nivel*</text:p>
          </table:table-cell>
        </table:table-row>
        <table:table-row table:style-name="Table1.8">
          <table:table-cell table:style-name="Table1.A8" table:number-columns-spanned="2" office:value-type="string">
            <text:p text:style-name="P14"><text:span text:style-name="T1">Introducir la denominación del título o certificado</text:span> </text:p>
          </table:table-cell>
          <table:covered-table-cell/>
          <table:table-cell table:style-name="Table1.C8" table:number-columns-spanned="3" office:value-type="string">
            <text:p text:style-name="P12">Introducir el nombre del centro emisor</text:p>
          </table:table-cell>
          <table:covered-table-cell/>
          <table:covered-table-cell/>
          <table:table-cell table:style-name="Table1.F8" table:number-columns-spanned="2" office:value-type="string">
            <text:p text:style-name="P13">Indicar la fecha de expedición</text:p>
          </table:table-cell>
          <table:covered-table-cell/>
          <table:table-cell table:style-name="Table1.H8" office:value-type="string">
            <text:p text:style-name="P13">Especificar el nivel (p.e. B2)</text:p>
          </table:table-cell>
        </table:table-row>
        <table:table-row table:style-name="Table1.2">
          <table:table-cell table:style-name="Table1.A9" table:number-columns-spanned="8" office:value-type="string">
            <text:p text:style-name="P23">Experiencia lingüística e intercultural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5" office:value-type="string">
            <text:p text:style-name="P22">Descripción</text:p>
          </table:table-cell>
          <table:covered-table-cell/>
          <table:covered-table-cell/>
          <table:covered-table-cell/>
          <table:covered-table-cell/>
          <table:table-cell table:style-name="Table1.F10" table:number-columns-spanned="3" office:value-type="string">
            <text:p text:style-name="P19">Duración</text:p>
          </table:table-cell>
          <table:covered-table-cell/>
          <table:covered-table-cell/>
        </table:table-row>
        <table:table-row table:style-name="Table1.11">
          <table:table-cell table:style-name="Table1.A10" table:number-columns-spanned="5" office:value-type="string">
            <text:p text:style-name="P16"><text:span text:style-name="_5f_ELP_5f_Experience_5f_type">Uso del idioma en los estudios o formación / Uso del idioma en el trabajo / Uso del idioma en estancias o viajes al extranjero / Mediación entre idiomas</text:span> <text:span text:style-name="T5">(suprimir cuando no proceda o introducir su propio texto): Introducir una descripción de la experiencia</text:span><text:span text:style-name="T4"> </text:span></text:p>
          </table:table-cell>
          <table:covered-table-cell/>
          <table:covered-table-cell/>
          <table:covered-table-cell/>
          <table:covered-table-cell/>
          <table:table-cell table:style-name="Table1.F10" table:number-columns-spanned="3" office:value-type="string">
            <text:p text:style-name="P13">Indicar las fechas (desde - a)</text:p>
          </table:table-cell>
          <table:covered-table-cell/>
          <table:covered-table-cell/>
        </table:table-row>
      </table:table>
      <text:p text:style-name="_5f_ELP_5f_table_5f_above_5f_below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_5f_ELP_5f_level">A1</text:p>
            <text:p text:style-name="_5f_ELP_5f_level_5f_label">Usuario básico</text:p>
          </table:table-cell>
          <table:table-cell table:style-name="Table8.A1" office:value-type="string">
            <text:p text:style-name="_5f_ELP_5f_level">A2</text:p>
            <text:p text:style-name="_5f_ELP_5f_level_5f_label">Usuario básico</text:p>
          </table:table-cell>
          <table:table-cell table:style-name="Table8.A1" office:value-type="string">
            <text:p text:style-name="_5f_ELP_5f_level">B1</text:p>
            <text:p text:style-name="_5f_ELP_5f_level_5f_label">Usuario autónomo</text:p>
          </table:table-cell>
          <table:table-cell table:style-name="Table8.A1" office:value-type="string">
            <text:p text:style-name="_5f_ELP_5f_level">B2</text:p>
            <text:p text:style-name="_5f_ELP_5f_level_5f_label">Usuario autónomo</text:p>
          </table:table-cell>
          <table:table-cell table:style-name="Table8.A1" office:value-type="string">
            <text:p text:style-name="_5f_ELP_5f_level">C1</text:p>
            <text:p text:style-name="_5f_ELP_5f_level_5f_label">Usuario competente</text:p>
          </table:table-cell>
          <table:table-cell table:style-name="Table8.H1" office:value-type="string">
            <text:p text:style-name="_5f_ELP_5f_level">C2</text:p>
            <text:p text:style-name="_5f_ELP_5f_level_5f_label">Usuario competente</text:p>
          </table:table-cell>
        </table:table-row>
        <table:table-row table:style-name="Table8.1">
          <table:table-cell table:style-name="Table8.A2" table:number-rows-spanned="2" office:value-type="string">
            <text:p text:style-name="_5f_ELP_5f_Grid_5f_vertical_5f_titles">Comprender</text:p>
          </table:table-cell>
          <table:table-cell table:style-name="Table8.B2" office:value-type="string">
            <text:p text:style-name="P8"><draw:frame draw:style-name="fr4" draw:name="graphics4" text:anchor-type="as-char" svg:width="0.601cm" svg:height="0.499cm" draw:z-index="7"><draw:image xlink:href="Pictures/10000201000000470000003BED4460AE.png" xlink:type="simple" xlink:show="embed" xlink:actuate="onLoad"/></draw:frame> </text:p>
            <text:p text:style-name="_5f_ELP_5f_Grid_5f_icon_5f_label">Comprensión auditiva</text:p>
          </table:table-cell>
          <table:table-cell table:style-name="Table8.C2" office:value-type="string">
            <text:p text:style-name="_5f_ELP_5f_Grid_5f_content">Reconozco palabras y expresiones muy básicas que se usan habitualmente, relativas a mí mismo, a mi familia y a mi entorno inmediato cuando se habla despacio y con claridad.</text:p>
          </table:table-cell>
          <table:table-cell table:style-name="Table8.D2" office:value-type="string">
            <text:p text:style-name="_5f_ELP_5f_Grid_5f_content">Comprendo frases y el vocabulario más habitual sobre temas de interés personal (información personal y familiar muy básica, compras, lugar de residencia, empleo).</text:p>
          </table:table-cell>
          <table:table-cell table:style-name="Table8.E2" office:value-type="string">
            <text:p text:style-name="_5f_ELP_5f_Grid_5f_content">Comprendo las ideas principales cuando el discurso es claro y normal y se tratan asuntos cotidianos que tienen lugar en el trabajo, en la escuela, durante el tiempo de ocio, etc. Comprendo la idea principal de muchos programas de radio o televisión que tratan temas actuales o asuntos de interés personal o profesional, cuando la articulación es relativamente lenta y clara.</text:p>
          </table:table-cell>
          <table:table-cell table:style-name="Table8.F2" office:value-type="string">
            <text:p text:style-name="_5f_ELP_5f_Grid_5f_content">Comprendo discursos y conferencias extensos e incluso sigo líneas argumentales complejas siempre que el tema sea relativamente conocido. Comprendo casi todas las noticias de la televisión y los programas sobre temas actuales.</text:p>
          </table:table-cell>
          <table:table-cell table:style-name="Table8.G2" office:value-type="string">
            <text:p text:style-name="_5f_ELP_5f_Grid_5f_content">Comprendo discursos extensos incluso cuando no están estructurados con claridad y cuando las relaciones están sólo implícitas y no se señalan explícitamente. Comprendo sin mucho esfuerzo los programas de televisión y las películas.</text:p>
          </table:table-cell>
          <table:table-cell table:style-name="Table8.H2" office:value-type="string">
            <text:p text:style-name="_5f_ELP_5f_Grid_5f_content">No tengo ninguna dificultad para comprender cualquier tipo de lengua hablada, tanto en conversaciones en vivo como en discursos retransmitidos, aunque se produzcan a una velocidad de hablante nativo, siempre que tenga tiempo para familiarizarme con el acento.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P8"><draw:frame draw:style-name="fr4" draw:name="graphics15" text:anchor-type="as-char" svg:width="0.601cm" svg:height="0.499cm" draw:z-index="8"><draw:image xlink:href="Pictures/10000201000000470000003B203E2C7D.png" xlink:type="simple" xlink:show="embed" xlink:actuate="onLoad"/></draw:frame> </text:p>
            <text:p text:style-name="P8">Comprensión de lectura</text:p>
          </table:table-cell>
          <table:table-cell table:style-name="Table8.C6" office:value-type="string">
            <text:p text:style-name="_5f_ELP_5f_Grid_5f_content">Comprendo palabras y nombres conocidos y frases muy sencillas, por ejemplo las que hay en letreros, carteles y catálogos.</text:p>
          </table:table-cell>
          <table:table-cell table:style-name="Table8.D6" office:value-type="string">
            <text:p text:style-name="_5f_ELP_5f_Grid_5f_content">Soy capaz de leer textos muy breves y sencillos. Sé encontrar información específica y predecible en escritos sencillos y cotidianos como anuncios publicitarios, prospectos, menús y horarios y comprendo cartas personales breves y sencillas.</text:p>
          </table:table-cell>
          <table:table-cell table:style-name="Table8.E6" office:value-type="string">
            <text:p text:style-name="_5f_ELP_5f_Grid_5f_content">Comprendo textos redactados en una lengua de uso habitual y cotidiano o relacionada con el trabajo. Comprendo la descripción de acontecimientos, sentimientos y deseos en cartas personales.</text:p>
          </table:table-cell>
          <table:table-cell table:style-name="Table8.F6" office:value-type="string">
            <text:p text:style-name="_5f_ELP_5f_Grid_5f_content">Soy capaz de leer artículos e informes relativos a problemas contemporáneos en los que los autores adoptan posturas o puntos de vista concretos. Comprendo la prosa literaria contemporánea.</text:p>
          </table:table-cell>
          <table:table-cell table:style-name="Table8.G6" office:value-type="string">
            <text:p text:style-name="_5f_ELP_5f_Grid_5f_content">Comprendo textos largos y complejos de carácter literario o basados en hechos, apreciando distinciones de estilo.</text:p>
          </table:table-cell>
          <table:table-cell table:style-name="Table8.H6" office:value-type="string">
            <text:p text:style-name="_5f_ELP_5f_Grid_5f_content">Soy capaz de leer con facilidad prácticamente todas las formas de lengua escrita, incluyendo textos abstractos estructural o lingüísticamente complejos como, por ejemplo, manuales, artículos especializados y obras literarias.</text:p>
          </table:table-cell>
        </table:table-row>
        <table:table-row table:style-name="Table8.1">
          <table:table-cell table:style-name="Table8.A2" table:number-rows-spanned="2" office:value-type="string">
            <text:p text:style-name="_5f_ELP_5f_Grid_5f_vertical_5f_titles">Hablar</text:p>
          </table:table-cell>
          <table:table-cell table:style-name="Table8.A2" office:value-type="string">
            <text:p text:style-name="P8"><draw:frame draw:style-name="fr5" draw:name="graphics16" text:anchor-type="as-char" svg:width="0.601cm" svg:height="0.499cm" draw:z-index="9"><draw:image xlink:href="Pictures/10000201000000470000003BDA520367.png" xlink:type="simple" xlink:show="embed" xlink:actuate="onLoad"/></draw:frame> </text:p>
            <text:p text:style-name="P8">Interacción oral</text:p>
          </table:table-cell>
          <table:table-cell table:style-name="Table8.C6" office:value-type="string">
            <text:p text:style-name="_5f_ELP_5f_Grid_5f_content">Puedo participar en una conversación de forma sencilla siempre que la otra persona esté dispuesta a repetir lo que ha dicho o a decirlo con otras palabras y a una velocidad más lenta y me ayude a formular lo que intento decir. Planteo y contesto preguntas sencillas sobre temas de necesidad inmediata o asuntos muy habituales.</text:p>
          </table:table-cell>
          <table:table-cell table:style-name="Table8.D6" office:value-type="string">
            <text:p text:style-name="_5f_ELP_5f_Grid_5f_content">Puedo comunicarme en tareas sencillas y habituales que requieren un intercambio simple y directo de información sobre actividades y asuntos cotidianos. Soy capaz de realizar intercambios sociales muy breves, aunque, por lo general, no puedo comprender lo suficiente como para mantener la conversación por mí mismo.</text:p>
          </table:table-cell>
          <table:table-cell table:style-name="Table8.E6" office:value-type="string">
            <text:p text:style-name="_5f_ELP_5f_Grid_5f_content">Sé desenvolverme en casi todas las situaciones que se me presentan cuando viajo donde se habla esa lengua. Puedo participar espontáneamente en una conversación que trate temas cotidianos de interés personal o que sean pertinentes para la vida diaria (por ejemplo, familia, aficiones, trabajo, viajes y acontecimientos actuales).</text:p>
          </table:table-cell>
          <table:table-cell table:style-name="Table8.F6" office:value-type="string">
            <text:p text:style-name="_5f_ELP_5f_Grid_5f_content">Puedo participar en una conversación con cierta fluidez y espontaneidad, lo que posibilita la comunicación normal con hablantes nativos. Puedo tomar parte activa en debates desarrollados en situaciones cotidianas explicando y defendiendo mis puntos de vista.</text:p>
          </table:table-cell>
          <table:table-cell table:style-name="Table8.G6" office:value-type="string">
            <text:p text:style-name="_5f_ELP_5f_Grid_5f_content">Me expreso con fluidez y espontaneidad sin tener que buscar de forma muy evidente las expresiones adecuadas. Utilizo el lenguaje con flexibilidad y eficacia para fines sociales y profesionales.</text:p>
            <text:p text:style-name="_5f_ELP_5f_Grid_5f_content"/>
          </table:table-cell>
          <table:table-cell table:style-name="Table8.H6" office:value-type="string">
            <text:p text:style-name="_5f_ELP_5f_Grid_5f_content">Tomo parte sin esfuerzo en cualquier conversación o debate y conozco bien modismos, frases hechas y expresiones coloquiales. Me expreso con fluidez y transmito matices sutiles de sentido con precisión. Si tengo un problema, sorteo la dificultad con tanta discreción que los demás apenas se dan cuenta.</text:p>
          </table:table-cell>
        </table:table-row>
        <table:table-row table:style-name="Table8.1">
          <table:covered-table-cell/>
          <table:table-cell table:style-name="Table8.A2" office:value-type="string">
            <text:p text:style-name="P8"><draw:frame draw:style-name="fr5" draw:name="graphics17" text:anchor-type="as-char" svg:width="0.601cm" svg:height="0.499cm" draw:z-index="10"><draw:image xlink:href="Pictures/10000201000000470000003B7A2E4E62.png" xlink:type="simple" xlink:show="embed" xlink:actuate="onLoad"/></draw:frame> </text:p>
            <text:p text:style-name="P8">Expresión oral</text:p>
          </table:table-cell>
          <table:table-cell table:style-name="Table8.C6" office:value-type="string">
            <text:p text:style-name="_5f_ELP_5f_Grid_5f_content">Utilizo expresiones y frases sencillas para describir el lugar donde vivo y las personas que conozco.</text:p>
          </table:table-cell>
          <table:table-cell table:style-name="Table8.D6" office:value-type="string">
            <text:p text:style-name="_5f_ELP_5f_Grid_5f_content">Utilizo una serie de expresiones y frases para describir con términos sencillos a mi familia y otras personas, mis condiciones de vida, mi origen educativo y mi trabajo actual o el último que tuve.</text:p>
          </table:table-cell>
          <table:table-cell table:style-name="Table8.E6" office:value-type="string">
            <text:p text:style-name="_5f_ELP_5f_Grid_5f_content">Sé enlazar frases de forma sencilla con el fin de describir experiencias y hechos, mis sueños, esperanzas y ambiciones.</text:p>
          </table:table-cell>
          <table:table-cell table:style-name="Table8.F6" office:value-type="string">
            <text:p text:style-name="_5f_ELP_5f_Grid_5f_content">Presento descripciones claras y detalladas de una amplia serie de temas relacionados con mi especialidad.</text:p>
          </table:table-cell>
          <table:table-cell table:style-name="Table8.G6" office:value-type="string">
            <text:p text:style-name="_5f_ELP_5f_Grid_5f_content">Presento descripciones claras y detalladas sobre temas complejos que incluyen otros temas, desarrollando ideas concretas y terminando con una conclusión apropiada.</text:p>
          </table:table-cell>
          <table:table-cell table:style-name="Table8.H6" office:value-type="string">
            <text:p text:style-name="_5f_ELP_5f_Grid_5f_content">Presento descripciones o argumentos de forma clara y fluida y con un estilo que es adecuado al contexto y con una estructura lógica y eficaz que ayuda al oyente a fijarse en las ideas importantes y a recordarlas.</text:p>
          </table:table-cell>
        </table:table-row>
        <table:table-row table:style-name="Table8.1">
          <table:table-cell table:style-name="Table8.A2" office:value-type="string">
            <text:p text:style-name="_5f_ELP_5f_Grid_5f_vertical_5f_titles"><text:span text:style-name="T2">Escribir</text:span> </text:p>
          </table:table-cell>
          <table:table-cell table:style-name="Table8.A2" office:value-type="string">
            <text:p text:style-name="P8"><draw:frame draw:style-name="fr5" draw:name="graphics18" text:anchor-type="as-char" svg:width="0.601cm" svg:height="0.499cm" draw:z-index="11"><draw:image xlink:href="Pictures/10000201000000470000003B6666A890.png" xlink:type="simple" xlink:show="embed" xlink:actuate="onLoad"/></draw:frame> </text:p>
            <text:p text:style-name="_5f_ELP_5f_Grid_5f_icon_5f_label">Escribir</text:p>
          </table:table-cell>
          <table:table-cell table:style-name="Table8.C6" office:value-type="string">
            <text:p text:style-name="_5f_ELP_5f_Grid_5f_content">Soy capaz de escribir postales cortas y sencillas, por ejemplo para enviar felicitaciones. Sé rellenar formularios con datos personales, por ejemplo mi nombre, mi nacionalidad y mi dirección en el formulario del registro de un hotel.</text:p>
          </table:table-cell>
          <table:table-cell table:style-name="Table8.D6" office:value-type="string">
            <text:p text:style-name="_5f_ELP_5f_Grid_5f_content">Soy capaz de escribir notas y mensajes breves y sencillos relativos a mis necesidades inmediatas. Puedo escribir cartas personales muy sencillas, por ejemplo agradeciendo algo a alguien.</text:p>
          </table:table-cell>
          <table:table-cell table:style-name="Table8.E6" office:value-type="string">
            <text:p text:style-name="_5f_ELP_5f_Grid_5f_content">Soy capaz de escribir textos sencillos y bien enlazados sobre temas que me son conocidos o de interés personal. Puedo escribir cartas personales que describen experiencias e impresiones.</text:p>
          </table:table-cell>
          <table:table-cell table:style-name="Table8.F6" office:value-type="string">
            <text:p text:style-name="_5f_ELP_5f_Grid_5f_content">Soy capaz de escribir textos claros y detallados sobre una amplia serie de temas relacionados con mis intereses. Puedo escribir redacciones o informes transmitiendo información o proponiendo motivos que apoyen o refuten un punto de vista concreto. Sé escribir cartas que destacan la importancia que le doy a determinados hechos y experiencias.</text:p>
          </table:table-cell>
          <table:table-cell table:style-name="Table8.G6" office:value-type="string">
            <text:p text:style-name="_5f_ELP_5f_Grid_5f_content">Soy capaz de expresarme en textos claros y bien estructurados exponiendo puntos de vista con cierta extensión. Puedo escribir sobre temas complejos en cartas, redacciones o informes resaltando lo que considero que son aspectos importantes. Selecciono el estilo apropiado para los lectores a los que van dirigidos mis escritos.</text:p>
          </table:table-cell>
          <table:table-cell table:style-name="Table8.H6" office:value-type="string">
            <text:p text:style-name="_5f_ELP_5f_Grid_5f_content">Soy capaz de escribir textos claros y fluidos en un estilo apropiado. Puedo escribir cartas, informes o artículos complejos que presentan argumentos con una estructura lógica y eficaz que ayuda al oyente a fijarse en las ideas importantes y a recordarlas. Escribo resúmenes y reseñas de obras profesionales o literarias.</text:p>
          </table:table-cell>
        </table:table-row>
      </table:table>
      <text:p text:style-name="P24">Marco europeo común de referencia para las lenguas (MECR): © Consejo de Europ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-BoldMT" svg:font-family="Arial-BoldMT, sans-serif"/>
    <style:font-face style:name="Calibri" svg:font-family="Calibri, sans-serif"/>
    <style:font-face style:name="Mangal1" svg:font-family="Mangal"/>
    <style:font-face style:name="Arial3" svg:font-family="Arial" style:font-adornments="Regular" style:font-family-generic="swiss"/>
    <style:font-face style:name="Tuffy" svg:font-family="Tuffy, Tuff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5f_ELP_5f_1stPage_5f_Header_5f_LP" style:display-name="_ELP_1stPage_Header_LP" style:family="paragraph" style:parent-style-name="Table_20_Contents" style:master-page-name="">
      <style:paragraph-properties fo:margin-top="0.3cm" fo:margin-bottom="0cm" style:contextual-spacing="false" fo:text-align="end" style:justify-single-word="false" style:page-number="auto" style:vertical-align="bottom"/>
      <style:text-properties fo:color="#1093cb" style:font-name="Arial1" fo:font-size="18pt" style:font-size-asian="10.5pt"/>
    </style:style>
    <style:style style:name="_5f_ELP_5f_Summary_5f_Name" style:display-name="_ELP_Summary_Name" style:family="paragraph" style:parent-style-name="_5f_ELP_5f_1stPage_5f_Header_5f_LP" style:master-page-name="">
      <style:paragraph-properties fo:margin-top="0.801cm" fo:margin-bottom="0cm" style:contextual-spacing="false" fo:text-align="center" style:justify-single-word="false" style:page-number="auto" style:shadow="none" style:punctuation-wrap="hanging" style:vertical-align="baseline" style:snap-to-layout-grid="false"/>
      <style:text-properties fo:color="#363534" fo:font-size="18pt" style:font-size-asian="10.5pt"/>
    </style:style>
    <style:style style:name="_5f_ELP_5f_titles_5f_center_5f_aligned" style:display-name="_ELP_titles_center_aligned" style:family="paragraph" style:parent-style-name="_5f_ELP_5f_Summary_5f_Name">
      <style:paragraph-properties fo:margin-top="0cm" fo:margin-bottom="0cm" style:contextual-spacing="false"/>
      <style:text-properties fo:color="#0c4da2" fo:font-size="10pt" style:font-size-asian="10.5pt"/>
    </style:style>
    <style:style style:name="_5f_ELP_5f_Summary_5f_Languages" style:display-name="_ELP_Summary_Languages" style:family="paragraph" style:parent-style-name="_5f_ELP_5f_titles_5f_center_5f_aligned">
      <style:paragraph-properties fo:margin-top="0cm" fo:margin-bottom="0cm" style:contextual-spacing="false" fo:line-height="100%"/>
      <style:text-properties fo:color="#363534" fo:font-size="14pt" style:font-size-asian="10.5pt"/>
    </style:style>
    <style:style style:name="_5f_ELP_5f_Table_5f_Language" style:display-name="_ELP_Table_Language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 fo:background-color="transparent">
        <style:background-image/>
      </style:paragraph-properties>
      <style:text-properties fo:color="#363534" style:font-name="Arial2" fo:font-size="14pt" fo:font-weight="bold" style:font-size-asian="10.5pt"/>
    </style:style>
    <style:style style:name="_5f_ELP_5f_Table_5f_Titles" style:display-name="_ELP_Table_Titles" style:family="paragraph" style:parent-style-name="Standard">
      <style:paragraph-properties fo:text-align="center" style:justify-single-word="false" style:register-true="true"/>
      <style:text-properties fo:color="#0c4da2" style:font-name="Arial2" fo:font-size="10pt" fo:font-weight="bold" style:font-size-asian="10.5pt"/>
    </style:style>
    <style:style style:name="_5f_ELP_5f_icon_5f_label" style:display-name="_ELP_icon_label" style:family="paragraph" style:parent-style-name="Standard">
      <style:paragraph-properties fo:margin-top="0cm" fo:margin-bottom="0cm" style:contextual-spacing="false" fo:text-align="center" style:justify-single-word="false" style:snap-to-layout-grid="false"/>
      <style:text-properties fo:color="#0c4da2" style:font-name="Arial1" fo:font-size="8pt" style:font-size-asian="10.5pt"/>
    </style:style>
    <style:style style:name="_5f_ELP_5f_content_5f_center_5f_aligned" style:display-name="_ELP_content_center_aligned" style:family="paragraph" style:parent-style-name="_5f_ELP_5f_icon_5f_label" style:master-page-name="">
      <style:paragraph-properties fo:line-height="100%" style:page-number="auto"/>
      <style:text-properties fo:color="#363534" style:font-size-asian="10.5pt"/>
    </style:style>
    <style:style style:name="_5f_ELP_5f_titles_5f_left_5f_alinged" style:display-name="_ELP_titles_left_alinged" style:family="paragraph" style:parent-style-name="_5f_ELP_5f_titles_5f_center_5f_aligned">
      <style:paragraph-properties fo:margin-left="0.3cm" fo:margin-right="0cm" fo:margin-top="0cm" fo:margin-bottom="0cm" style:contextual-spacing="false" fo:text-align="start" style:justify-single-word="false" fo:text-indent="0cm" style:auto-text-indent="false"/>
      <style:text-properties style:font-size-asian="10.5pt"/>
    </style:style>
    <style:style style:name="_5f_ELP_5f_Experience" style:display-name="_ELP_Experience" style:family="paragraph" style:parent-style-name="_5f_ELP_5f_titles_5f_left_5f_alinged" style:master-page-name="">
      <style:paragraph-properties fo:margin-left="0cm" fo:margin-right="0cm" fo:margin-top="0cm" fo:margin-bottom="0cm" style:contextual-spacing="false" style:line-spacing="0.071cm" fo:text-indent="0cm" style:auto-text-indent="false" style:page-number="auto"/>
      <style:text-properties style:use-window-font-color="true" fo:font-size="8pt" fo:font-weight="normal" style:font-size-asian="10.5pt"/>
    </style:style>
    <style:style style:name="_5f_ELP_5f_content_5f_left_5f_aligned" style:display-name="_ELP_content_left_aligned" style:family="paragraph" style:parent-style-name="_5f_ELP_5f_content_5f_center_5f_aligned">
      <style:paragraph-properties fo:margin-left="0.3cm" fo:margin-right="0cm" fo:margin-top="0cm" fo:margin-bottom="0cm" style:contextual-spacing="false" style:line-spacing="0.071cm" fo:text-align="start" style:justify-single-word="false" fo:text-indent="0cm" style:auto-text-indent="false"/>
      <style:text-properties style:font-size-asian="10.5pt"/>
    </style:style>
    <style:style style:name="_5f_ELP_5f_Common_5f_Pages_5f_Header" style:display-name="_ELP_Common_Pages_Header" style:family="paragraph" style:parent-style-name="Header_20_left" style:master-page-name="">
      <style:paragraph-properties fo:margin-top="0.42cm" fo:margin-bottom="0cm" style:contextual-spacing="false" fo:text-align="end" style:justify-single-word="false" style:page-number="auto" fo:background-color="transparent">
        <style:background-image/>
      </style:paragraph-properties>
      <style:text-properties fo:color="#1093cb" style:font-name="Arial1" fo:font-size="14pt" style:font-size-asian="10.5pt"/>
    </style:style>
    <style:style style:name="_5f_ELP_5f_Self-assesment_5f_grid_5f_Title" style:display-name="_ELP_Self-assesment_grid_Title" style:family="paragraph" style:parent-style-name="Header_20_left" style:master-page-name="">
      <style:paragraph-properties fo:margin-top="0.55cm" fo:margin-bottom="0cm" style:contextual-spacing="false" fo:text-align="center" style:justify-single-word="false" style:page-number="auto"/>
      <style:text-properties fo:color="#0c4da2" style:font-name="Arial1" fo:font-size="14pt" style:font-size-asian="10.5pt"/>
    </style:style>
    <style:style style:name="_5f_ELP_5f_Self-assesment_5f_grid_5f_footer" style:display-name="_ELP_Self-assesment_grid_footer" style:family="paragraph" style:parent-style-name="Footer" style:master-page-name="">
      <style:paragraph-properties fo:margin-top="0.229cm" fo:margin-bottom="0cm" style:contextual-spacing="false" style:page-number="auto" fo:background-color="transparent" style:shadow="none">
        <style:tab-stops>
          <style:tab-stop style:position="1cm" style:type="right"/>
        </style:tab-stops>
        <style:background-image/>
      </style:paragraph-properties>
      <style:text-properties fo:color="#1093cb" style:font-name="Arial1" fo:font-size="7pt" style:font-size-asian="10.5pt"/>
    </style:style>
    <style:style style:name="_5f_ELP_5f_Self-assesment_5f_page_5f_number" style:display-name="_ELP_Self-assesment_page_number" style:family="paragraph" style:parent-style-name="_5f_ELP_5f_Self-assesment_5f_grid_5f_footer" style:master-page-name="">
      <style:paragraph-properties fo:margin-top="0.229cm" fo:margin-bottom="0cm" style:contextual-spacing="false" fo:text-align="end" style:justify-single-word="false" style:page-number="auto"/>
      <style:text-properties style:font-size-asian="10.5pt"/>
    </style:style>
    <style:style style:name="_5f_ELP_5f_Common_5f_footer_5f_copyright" style:display-name="_ELP_Common_footer_copyright" style:family="paragraph" style:parent-style-name="_5f_ELP_5f_Self-assesment_5f_grid_5f_footer" style:master-page-name="">
      <style:paragraph-properties fo:margin-top="0cm" fo:margin-bottom="0cm" style:contextual-spacing="false" fo:text-align="start" style:justify-single-word="false" style:page-number="auto"/>
      <style:text-properties style:font-size-asian="10.5pt"/>
    </style:style>
    <style:style style:name="_5f_ELP_5f_Common_5f_Pages_5f_page_5f_number" style:display-name="_ELP_Common_Pages_page_number" style:family="paragraph" style:parent-style-name="_5f_ELP_5f_Self-assesment_5f_page_5f_number">
      <style:paragraph-properties fo:margin-top="0cm" fo:margin-bottom="0cm" style:contextual-spacing="false"/>
      <style:text-properties style:font-size-asian="10.5pt"/>
    </style:style>
    <style:style style:name="_5f_ELP_5f_Common_5f_footer_5f_text" style:display-name="_ELP_Common_footer_text" style:family="paragraph" style:parent-style-name="_5f_ELP_5f_titles_5f_left_5f_alinged">
      <style:paragraph-properties fo:margin-left="-0.25cm" fo:margin-right="0cm" fo:margin-top="0.3cm" fo:margin-bottom="0cm" style:contextual-spacing="false" style:line-spacing="0.101cm" fo:text-indent="0cm" style:auto-text-indent="false" style:shadow="none">
        <style:tab-stops/>
      </style:paragraph-properties>
      <style:text-properties fo:color="#1093cb" fo:font-size="7pt" style:font-size-asian="10.5pt"/>
    </style:style>
    <style:style style:name="Frame_20_contents" style:display-name="Frame contents" style:family="paragraph" style:parent-style-name="Text_20_body" style:class="extra"/>
    <style:style style:name="_5f_ELP_5f_level" style:display-name="_ELP_level" style:family="paragraph" style:parent-style-name="_5f_ELP_5f_icon_5f_label" style:master-page-name="">
      <style:paragraph-properties fo:margin-top="0cm" fo:margin-bottom="0cm" style:contextual-spacing="false" style:page-number="auto"/>
      <style:text-properties fo:color="#363534" fo:font-size="14pt" style:font-size-asian="10.5pt"/>
    </style:style>
    <style:style style:name="_5f_ELP_5f_level_5f_label" style:display-name="_ELP_level_label" style:family="paragraph" style:parent-style-name="_5f_ELP_5f_icon_5f_label">
      <style:text-properties fo:color="#363534" style:font-size-asian="10.5pt"/>
    </style:style>
    <style:style style:name="_5f_ELP_5f_Grid_5f_CEF" style:display-name="_ELP_Grid_CEF" style:family="paragraph" style:parent-style-name="_5f_ELP_5f_level" style:master-page-name="">
      <style:paragraph-properties fo:margin-top="0.088cm" fo:margin-bottom="0cm" style:contextual-spacing="false" fo:text-align="end" style:justify-single-word="false" style:page-number="auto" style:vertical-align="bottom"/>
      <style:text-properties fo:color="#999999" fo:font-size="7pt" fo:font-style="italic" style:font-size-asian="10.5pt"/>
    </style:style>
    <style:style style:name="_5f_ELP_5f_Grid_5f_Level_5f_Label" style:display-name="_ELP_Grid_Level_Label" style:family="paragraph">
      <style:paragraph-properties fo:text-align="center" style:justify-single-word="false"/>
    </style:style>
    <style:style style:name="_5f_ELP_5f_Grid_5f_content" style:display-name="_ELP_Grid_content" style:family="paragraph" style:master-page-name="">
      <style:paragraph-properties fo:line-height="100%" style:page-number="auto"/>
      <style:text-properties fo:color="#363534" style:font-name="Arial1" fo:font-size="6pt" style:font-size-asian="10.5pt"/>
    </style:style>
    <style:style style:name="_5f_ELP_5f_Grid_5f_vertical_5f_titles" style:display-name="_ELP_Grid_vertical_titles" style:family="paragraph" style:parent-style-name="_5f_ELP_5f_Table_5f_Titles" style:master-page-name="">
      <style:paragraph-properties style:page-number="auto" style:snap-to-layout-grid="false"/>
      <style:text-properties fo:font-weight="normal" style:font-size-asian="10.5pt" style:text-rotation-angle="90" style:text-rotation-scale="line-height"/>
    </style:style>
    <style:style style:name="_5f_ELP_5f_Grid_5f_icon_5f_label" style:display-name="_ELP_Grid_icon_label" style:family="paragraph" style:parent-style-name="_5f_ELP_5f_icon_5f_label" style:master-page-name="">
      <style:paragraph-properties fo:margin-top="0cm" fo:margin-bottom="0cm" style:contextual-spacing="false" style:page-number="auto"/>
      <style:text-properties style:font-size-asian="10.5pt"/>
    </style:style>
    <style:style style:name="_5f_ELP_5f_footer_5f_logo" style:display-name="_ELP_footer_logo" style:family="paragraph" style:parent-style-name="_5f_ELP_5f_content_5f_center_5f_aligned">
      <style:paragraph-properties fo:margin-top="0.275cm" fo:margin-bottom="0cm" style:contextual-spacing="false" fo:text-align="end" style:justify-single-word="false" style:vertical-align="middle"/>
    </style:style>
    <style:style style:name="_5f_ELP_5f_table_5f_above_5f_below" style:display-name="_ELP_table_above_below" style:family="paragraph" style:parent-style-name="Table" style:master-page-name="">
      <style:paragraph-properties fo:margin-top="0.25cm" fo:margin-bottom="0.25cm" style:contextual-spacing="false" fo:text-align="start" style:justify-single-word="false" style:page-number="auto"/>
      <style:text-properties style:font-name="Arial1" fo:font-size="8pt" fo:font-style="normal" fo:font-weight="bold" style:font-size-asian="10.5pt"/>
    </style:style>
    <style:style style:name="Table" style:family="paragraph" style:parent-style-name="Caption" style:class="extra"/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.099cm" style:contextual-spacing="false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Pa12" style:family="paragraph" style:parent-style-name="Standard" style:next-style-name="Standard">
      <style:paragraph-properties style:line-height-at-least="0.319cm" fo:text-align="start" style:justify-single-word="false"/>
      <style:text-properties style:use-window-font-color="true" style:font-name="Times New Roman" fo:font-size="12pt" style:font-name-asian="SimSun" style:font-size-asian="10.5pt" style:font-name-complex="Mangal" style:font-size-complex="12pt"/>
    </style:style>
    <style:style style:name="_5f_ELP_5f_Common_5f_Pages_5f_LP" style:display-name="_ELP_Common_Pages_LP" style:family="text">
      <style:text-properties fo:color="#1093cb" style:font-name="Arial1" fo:font-size="14pt" fo:background-color="transparent" style:font-size-asian="10.5pt"/>
    </style:style>
    <style:style style:name="_5f_ELP_5f_Common_5f_Pages_5f_Name" style:display-name="_ELP_Common_Pages_Name" style:family="text" style:parent-style-name="_5f_ELP_5f_Common_5f_Pages_5f_LP">
      <style:text-properties fo:color="#0c4da2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LP_5f_Experience_5f_content" style:display-name="_ELP_Experience_content" style:family="text">
      <style:text-properties fo:color="#363534" style:font-name="Arial1" fo:font-size="8pt" style:font-size-asian="10.5pt"/>
    </style:style>
    <style:style style:name="_5f_ELP_5f_Experience_5f_type" style:display-name="_ELP_Experience_type" style:family="text" style:parent-style-name="_5f_ELP_5f_Experience_5f_content">
      <style:text-properties fo:font-weight="bold" style:font-size-asian="10.5pt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6" style:family="table" style:master-page-name="Standard">
      <style:table-properties style:width="18.009cm" fo:margin-left="-0.007cm" fo:margin-right="0cm" style:page-number="auto" table:align="margins" style:may-break-between-rows="false" table:border-model="separating"/>
    </style:style>
    <style:style style:name="Table6.A" style:family="table-column">
      <style:table-column-properties style:column-width="12.795cm" style:rel-column-width="46561*"/>
    </style:style>
    <style:style style:name="Table6.B" style:family="table-column">
      <style:table-column-properties style:column-width="5.214cm" style:rel-column-width="18974*"/>
    </style:style>
    <style:style style:name="Table6.1" style:family="table-row">
      <style:table-row-properties style:row-height="1.75cm"/>
    </style:style>
    <style:style style:name="Table6.A1" style:family="table-cell">
      <style:table-cell-properties style:vertical-align="" fo:background-color="transparent" fo:padding="0cm" fo:border-left="none" fo:border-right="none" fo:border-top="1pt solid #bcbdc0" fo:border-bottom="none">
        <style:background-image/>
      </style:table-cell-properties>
    </style:style>
    <style:style style:name="Table6.2" style:family="table-row">
      <style:table-row-properties style:row-height="0.801cm"/>
    </style:style>
    <style:style style:name="Table6.A2" style:family="table-cell">
      <style:table-cell-properties style:vertical-align="middle" fo:background-color="transparent" fo:padding="0cm" fo:border-left="none" fo:border-right="none" fo:border-top="1pt solid #bcbdc0" fo:border-bottom="none">
        <style:background-image/>
      </style:table-cell-properties>
    </style:style>
    <style:style style:name="Table10" style:family="table">
      <style:table-properties style:width="18cm" table:align="center" style:may-break-between-rows="false" table:border-model="separating"/>
    </style:style>
    <style:style style:name="Table10.A" style:family="table-column">
      <style:table-column-properties style:column-width="4.498cm"/>
    </style:style>
    <style:style style:name="Table10.B" style:family="table-column">
      <style:table-column-properties style:column-width="13.503cm"/>
    </style:style>
    <style:style style:name="Table10.1" style:family="table-row">
      <style:table-row-properties style:min-row-height="1.323cm"/>
    </style:style>
    <style:style style:name="Table10.A1" style:family="table-cell">
      <style:table-cell-properties fo:padding="0cm" fo:border="none"/>
    </style:style>
    <style:style style:name="Table10.B1" style:family="table-cell">
      <style:table-cell-properties style:vertical-align="" fo:padding="0cm" fo:border="none"/>
    </style:style>
    <style:style style:name="Table11" style:family="table" style:master-page-name="Standard">
      <style:table-properties fo:margin-left="0cm" fo:margin-right="0cm" style:page-number="auto" table:align="margins" style:may-break-between-rows="false" table:border-model="separating"/>
    </style:style>
    <style:style style:name="Table11.A" style:family="table-column">
      <style:table-column-properties style:rel-column-width="46598*"/>
    </style:style>
    <style:style style:name="Table11.B" style:family="table-column">
      <style:table-column-properties style:rel-column-width="18937*"/>
    </style:style>
    <style:style style:name="Table11.1" style:family="table-row">
      <style:table-row-properties style:row-height="1.75cm"/>
    </style:style>
    <style:style style:name="Table11.A1" style:family="table-cell">
      <style:table-cell-properties style:vertical-align="" fo:background-color="transparent" fo:padding="0cm" fo:border-left="none" fo:border-right="none" fo:border-top="1pt solid #bcbdc0" fo:border-bottom="none">
        <style:background-image/>
      </style:table-cell-properties>
    </style:style>
    <style:style style:name="Table11.2" style:family="table-row">
      <style:table-row-properties style:row-height="0.801cm"/>
    </style:style>
    <style:style style:name="Table11.A2" style:family="table-cell">
      <style:table-cell-properties style:vertical-align="middle" fo:background-color="transparent" fo:padding="0cm" fo:border-left="none" fo:border-right="none" fo:border-top="1pt solid #bcbdc0" fo:border-bottom="none">
        <style:background-image/>
      </style:table-cell-properties>
    </style:style>
    <style:style style:name="Table14" style:family="table">
      <style:table-properties style:width="26.702cm" table:align="margins" style:may-break-between-rows="false"/>
    </style:style>
    <style:style style:name="Table14.A" style:family="table-column">
      <style:table-column-properties style:column-width="13.351cm" style:rel-column-width="32767*"/>
    </style:style>
    <style:style style:name="Table14.B" style:family="table-column">
      <style:table-column-properties style:column-width="13.351cm" style:rel-column-width="32768*"/>
    </style:style>
    <style:style style:name="Table14.1" style:family="table-row">
      <style:table-row-properties style:row-height="0.501cm"/>
    </style:style>
    <style:style style:name="Table14.A1" style:family="table-cell">
      <style:table-cell-properties style:vertical-align="middle" fo:padding="0cm" fo:border="none"/>
    </style:style>
    <style:style style:name="MP1" style:family="paragraph" style:parent-style-name="_5f_ELP_5f_Common_5f_footer_5f_text">
      <style:paragraph-properties fo:margin-left="0cm" fo:margin-right="0cm" fo:text-indent="0cm" style:auto-text-indent="false"/>
      <style:text-properties officeooo:paragraph-rsid="001cd995"/>
    </style:style>
    <style:style style:name="MP2" style:family="paragraph" style:parent-style-name="_5f_ELP_5f_Common_5f_footer_5f_copyright">
      <style:paragraph-properties fo:margin-top="0cm" fo:margin-bottom="0cm" style:contextual-spacing="false"/>
    </style:style>
    <style:style style:name="MP3" style:family="paragraph" style:parent-style-name="_5f_ELP_5f_Common_5f_Pages_5f_page_5f_number">
      <style:paragraph-properties fo:margin-top="0cm" fo:margin-bottom="0cm" style:contextual-spacing="false"/>
    </style:style>
    <style:style style:name="MP4" style:family="paragraph" style:parent-style-name="_5f_ELP_5f_Common_5f_Pages_5f_Header">
      <style:paragraph-properties fo:margin-top="0cm" fo:margin-bottom="0cm" style:contextual-spacing="false"/>
      <style:text-properties style:font-name="Arial1" fo:font-size="14pt" style:font-size-asian="10.5pt"/>
    </style:style>
    <style:style style:name="MP5" style:family="paragraph" style:parent-style-name="_5f_ELP_5f_Common_5f_footer_5f_text">
      <style:paragraph-properties fo:margin-left="0cm" fo:margin-right="0cm" fo:text-indent="0cm" style:auto-text-indent="false"/>
    </style:style>
    <style:style style:name="MP6" style:family="paragraph" style:parent-style-name="_5f_ELP_5f_Self-assesment_5f_grid_5f_Title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7" style:family="paragraph" style:parent-style-name="_5f_ELP_5f_Self-assesment_5f_grid_5f_footer">
      <style:paragraph-properties fo:margin-top="0cm" fo:margin-bottom="0cm" style:contextual-spacing="false"/>
    </style:style>
    <style:style style:name="MP8" style:family="paragraph" style:parent-style-name="_5f_ELP_5f_Self-assesment_5f_page_5f_number">
      <style:paragraph-properties fo:margin-top="0cm" fo:margin-bottom="0cm" style:contextual-spacing="false"/>
    </style:style>
    <style:style style:name="MT1" style:family="text"/>
    <style:style style:name="Mfr1" style:family="graphic" style:parent-style-name="Graphics">
      <style:graphic-properties style:wrap="parallel" style:number-wrapped-paragraphs="1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wrap="none"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cm" fo:margin-bottom="1.101cm" fo:margin-left="1.499cm" fo:margin-right="1.499cm" style:shadow="none" fo:background-color="transparent" style:register-truth-ref-style-name="_5f_ELP_5f_Table_5f_Titles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after-sep="0.101cm" style:line-style="none" style:adjustment="left" style:rel-width="25%" style:color="#000000"/>
      </style:page-layout-properties>
      <style:header-style>
        <style:header-footer-properties svg:height="1.199cm" fo:margin-left="0cm" fo:margin-right="0cm" fo:margin-bottom="0cm" style:dynamic-spacing="true"/>
      </style:header-style>
      <style:footer-style>
        <style:header-footer-properties svg:height="3.5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3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99cm" fo:margin-left="0cm" fo:margin-right="0cm" fo:margin-bottom="0.499cm" style:dynamic-spacing="false"/>
      </style:header-style>
      <style:footer-style>
        <style:header-footer-properties svg:height="3.5cm" fo:margin-left="0cm" fo:margin-right="0cm" fo:margin-top="1cm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1.101cm" fo:margin-left="1.499cm" fo:margin-right="1.499cm" style:shadow="none" fo:background-color="transparent" style:writing-mode="lr-tb" style:layout-grid-color="#c0c0c0" style:layout-grid-lines="18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0.4cm" style:dynamic-spacing="true"/>
      </style:header-style>
      <style:footer-style>
        <style:header-footer-properties fo:min-height="0.699cm" fo:margin-left="0cm" fo:margin-right="0cm" fo:margin-top="0.19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_5f_ELP_5f_1stPage_5f_Header_5f_LP"/>
      </style:header>
    </style:master-page>
    <style:master-page style:name="_5f_ELP_5f_1stPage" style:display-name="_ELP_1stPage" style:page-layout-name="Mpm2" style:next-style-name="_5f_ELP_5f_Common_5f_Pages">
      <style:header>
        <text:p text:style-name="_5f_ELP_5f_1stPage_5f_Header_5f_LP"><draw:frame draw:style-name="Mfr1" draw:name="graphics22" text:anchor-type="paragraph" svg:x="0cm" svg:y="0.009cm" svg:width="4.5cm" svg:height="1.199cm" draw:z-index="0"><draw:image xlink:href="Pictures/100002010000021300000095AD132CD4.png" xlink:type="simple" xlink:show="embed" xlink:actuate="onLoad"/></draw:frame>Pasaporte de Lenguas</text:p>
      </style:header>
      <style:foot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* Indicar el nivel del Marco Común Europeo de Referencia de las Lenguas (MCERL) si el título o certificado lo especifica.</text:p>
              <text:p text:style-name="MP1">El Pasaporte de Lenguas Europass es parte del Portfolio Europeo de las Lenguas desarrollado por el Consejo de Europa (www.coe.int/portfolio).</text:p>
            </table:table-cell>
            <table:table-cell table:style-name="Table6.A1" office:value-type="string">
              <text:p text:style-name="_5f_ELP_5f_footer_5f_logo"><draw:frame draw:style-name="Mfr2" draw:name="graphics23" text:anchor-type="as-char" svg:width="3.9cm" svg:height="1.199cm" draw:z-index="6"><draw:image xlink:href="Pictures/100000000000039F0000010B5651B9FC.jpg" xlink:type="simple" xlink:show="embed" xlink:actuate="onLoad"/></draw:frame> </text:p>
            </table:table-cell>
          </table:table-row>
          <table:table-row table:style-name="Table6.2">
            <table:table-cell table:style-name="Table6.A2" office:value-type="string">
              <text:p text:style-name="MP2">© Unión Europea y Consejo de Europa, 2004-2013 | http://europass.cedefop.europa.eu</text:p>
            </table:table-cell>
            <table:table-cell table:style-name="Table6.A2" office:value-type="string">
              <text:p text:style-name="MP3">Página <text:page-number text:select-page="current">1</text:page-number> / <text:page-count>2</text:page-count></text:p>
            </table:table-cell>
          </table:table-row>
        </table:table>
        <text:p text:style-name="_5f_ELP_5f_Table_5f_Titles"/>
      </style:footer>
    </style:master-page>
    <style:master-page style:name="_5f_ELP_5f_Common_5f_Pages" style:display-name="_ELP_Common_Pages" style:page-layout-name="Mpm3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_5f_ELP_5f_Table_5f_Titles"><draw:frame draw:style-name="Mfr1" draw:name="graphics20" text:anchor-type="paragraph" svg:x="0.019cm" svg:y="0.019cm" svg:width="4.5cm" svg:height="1.199cm" draw:z-index="0"><draw:image xlink:href="Pictures/100002010000021300000095AD132CD4.png" xlink:type="simple" xlink:show="embed" xlink:actuate="onLoad"/></draw:frame> </text:p>
            </table:table-cell>
            <table:table-cell table:style-name="Table10.B1" office:value-type="string">
              <text:p text:style-name="_5f_ELP_5f_Common_5f_Pages_5f_Header"><text:span text:style-name="_5f_ELP_5f_Common_5f_Pages_5f_LP">Pasaporte de Lenguas<text:line-break/></text:span> <text:span text:style-name="_5f_ELP_5f_Common_5f_Pages_5f_Name">Indicar el nombre(s) y apellido(s)</text:span> </text:p>
            </table:table-cell>
          </table:table-row>
        </table:table>
        <text:p text:style-name="MP4"/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5">* Indicar el nivel del Marco Común Europeo de Referencia de las Lenguas (MCERL) si el título o certificado lo especifica.</text:p>
              <text:p text:style-name="MP5">El Pasaporte de Lenguas Europass es parte del Portfolio Europeo de las Lenguas desarrollado por el Consejo de Europa (www.coe.int/portfolio).</text:p>
            </table:table-cell>
            <table:table-cell table:style-name="Table11.A1" office:value-type="string">
              <text:p text:style-name="_5f_ELP_5f_footer_5f_logo"><draw:frame draw:style-name="Mfr2" draw:name="graphics21" text:anchor-type="as-char" svg:width="3.9cm" svg:height="1.199cm" draw:z-index="0"><draw:image xlink:href="Pictures/100000000000039F0000010B5651B9FC.jpg" xlink:type="simple" xlink:show="embed" xlink:actuate="onLoad"/></draw:frame> </text:p>
            </table:table-cell>
          </table:table-row>
          <table:table-row table:style-name="Table11.2">
            <table:table-cell table:style-name="Table11.A2" office:value-type="string">
              <text:p text:style-name="MP2">© Unión Europea y Consejo de Europa, 2004-2013 | http://europass.cedefop.europa.eu</text:p>
            </table:table-cell>
            <table:table-cell table:style-name="Table11.A2" office:value-type="string">
              <text:p text:style-name="_5f_ELP_5f_Common_5f_Pages_5f_page_5f_number">Página <text:page-number text:select-page="current"/> / <text:page-count>2</text:page-count></text:p>
            </table:table-cell>
          </table:table-row>
        </table:table>
        <text:p text:style-name="Standard"/>
      </style:footer>
    </style:master-page>
    <style:master-page style:name="_5f_ELP_5f_Self-assesment_5f_grid_5f_Page" style:display-name="_ELP_Self-assesment_grid_Page" style:page-layout-name="Mpm4">
      <style:header>
        <text:p text:style-name="MP6">Marco europeo común de referencia para las lenguas - Tabla de auto evaluación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7">© Unión Europea y Consejo de Europa, 2004-2013 | http://europass.cedefop.europa.eu</text:p>
            </table:table-cell>
            <table:table-cell table:style-name="Table14.A1" office:value-type="string">
              <text:p text:style-name="MP8">Página <text:page-number text:select-page="current">2</text:page-number> / <text:page-count>2</text:page-count></text:p>
            </table:table-cell>
          </table:table-row>
        </table:table>
        <text:p text:style-name="Standard"/>
      </style:footer>
    </style:master-page>
    <style:master-page style:name="HTML" style:page-layout-name="Mpm5"/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</meta:creation-date>
    <dc:date>2014-01-08T16:06:57.25</dc:date>
    <meta:generator>LibreOffice/4.0.2.2$Windows_x86 LibreOffice_project/4c82dcdd6efcd48b1d8bba66bfe1989deee49c3</meta:generator>
    <dc:description>Europass LP</dc:description>
    <meta:keyword>Europass, LP, Cedefop</meta:keyword>
    <dc:subject>Europass LP</dc:subject>
    <dc:title>Europass LP</dc:title>
    <meta:editing-duration>P0D</meta:editing-duration>
    <meta:editing-cycles>1</meta:editing-cycles>
    <meta:document-statistic meta:table-count="7" meta:image-count="14" meta:object-count="0" meta:page-count="2" meta:paragraph-count="116" meta:word-count="1394" meta:character-count="9257" meta:non-whitespace-character-count="7936"/>
    <meta:user-defined meta:name="Editor">Cedefop Europass Team</meta:user-defined>
    <meta:user-defined meta:name="Owner">Cedefop Europass Team</meta:user-defined>
  </office:meta>
</office:document-meta>
</file>